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fo:padding-top="-0.05cm" fo:padding-bottom="-0.05cm" fo:padding-left="-0.05cm" fo:padding-right="-0.05cm"/>
    </style:style>
    <style:style style:name="gr2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.2cm" svg:stroke-color="#ffffff" draw:fill="none" draw:fill-color="#ffffff" fo:padding-top="0.05cm" fo:padding-bottom="0.05cm" fo:padding-left="0.05cm" fo:padding-right="0.05cm"/>
    </style:style>
    <style:style style:name="gr4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2.882cm" svg:y="-4.971cm"/>
          <draw:glue-point draw:id="5" svg:x="1.057cm" svg:y="-4.971cm"/>
          <draw:glue-point draw:id="6" svg:x="4.995cm" svg:y="-4.971cm"/>
          <draw:glue-point draw:id="7" svg:x="-4.996cm" svg:y="5.047cm"/>
          <draw:glue-point draw:id="8" svg:x="-0.845cm" svg:y="5.047cm"/>
          <draw:glue-point draw:id="9" svg:x="3.305cm" svg:y="5.047cm"/>
          <draw:glue-point draw:id="10" svg:x="-4.996cm" svg:y="-3.301cm"/>
          <draw:glue-point draw:id="11" svg:x="4.995cm" svg:y="3.34cm"/>
          <draw:glue-point draw:id="12" svg:x="0.079cm" svg:y="0.033cm"/>
          <draw:polygon draw:style-name="gr1" draw:layer="layout" svg:width="1.639cm" svg:height="1.668cm" svg:x="0cm" svg:y="0.332cm" svg:viewBox="0 0 1640 1669" draw:points="0,1669 1640,1669 1640,0 0,0">
            <text:p/>
          </draw:polygon>
          <draw:polyline draw:style-name="gr2" draw:layer="layout" svg:width="1.639cm" svg:height="1.668cm" svg:x="0cm" svg:y="0.332cm" svg:viewBox="0 0 1640 1669" draw:points="0,1669 1640,1669 1640,0 0,0 0,1669">
            <text:p/>
          </draw:polyline>
          <draw:polygon draw:style-name="gr1" draw:layer="layout" svg:width="0.504cm" svg:height="0cm" svg:x="0.858cm" svg:y="0.89cm" svg:viewBox="0 0 505 0" draw:points="0,0 505,0">
            <text:p/>
          </draw:polygon>
          <draw:line draw:style-name="gr2" draw:layer="layout" svg:x1="0.858cm" svg:y1="0.89cm" svg:x2="1.363cm" svg:y2="0.89cm">
            <text:p/>
          </draw:line>
          <draw:polygon draw:style-name="gr1" draw:layer="layout" svg:width="0.504cm" svg:height="0cm" svg:x="0.858cm" svg:y="1.47cm" svg:viewBox="0 0 505 0" draw:points="0,0 505,0">
            <text:p/>
          </draw:polygon>
          <draw:line draw:style-name="gr2" draw:layer="layout" svg:x1="0.858cm" svg:y1="1.47cm" svg:x2="1.363cm" svg:y2="1.47cm">
            <text:p/>
          </draw:line>
          <draw:polygon draw:style-name="gr1" draw:layer="layout" svg:width="0cm" svg:height="0.504cm" svg:x="0.703cm" svg:y="0.678cm" svg:viewBox="0 0 0 505" draw:points="0,505 0,0">
            <text:p/>
          </draw:polygon>
          <draw:line draw:style-name="gr2" draw:layer="layout" svg:x1="0.703cm" svg:y1="1.183cm" svg:x2="0.703cm" svg:y2="0.678cm">
            <text:p/>
          </draw:line>
          <draw:line draw:style-name="gr3" draw:layer="layout" svg:x1="1.148cm" svg:y1="1.179cm" svg:x2="1.148cm" svg:y2="1.684cm">
            <text:p/>
          </draw:line>
          <draw:polygon draw:style-name="gr1" draw:layer="layout" svg:width="0cm" svg:height="0.504cm" svg:x="0.574cm" svg:y="1.179cm" svg:viewBox="0 0 0 505" draw:points="0,0 0,505">
            <text:p/>
          </draw:polygon>
          <draw:line draw:style-name="gr2" draw:layer="layout" svg:x1="0.574cm" svg:y1="1.179cm" svg:x2="0.574cm" svg:y2="1.684cm">
            <text:p/>
          </draw:line>
          <draw:polygon draw:style-name="gr1" draw:layer="layout" svg:width="0.504cm" svg:height="0cm" svg:x="0.361cm" svg:y="0.891cm" svg:viewBox="0 0 505 0" draw:points="505,0 0,0">
            <text:p/>
          </draw:polygon>
          <draw:line draw:style-name="gr2" draw:layer="layout" svg:x1="0.866cm" svg:y1="0.891cm" svg:x2="0.361cm" svg:y2="0.891cm">
            <text:p/>
          </draw:line>
          <draw:polygon draw:style-name="gr1" draw:layer="layout" svg:width="0.338cm" svg:height="1.999cm" svg:x="1.637cm" svg:y="0cm" svg:viewBox="0 0 339 2000" draw:points="339,0 339,1658 0,2000 0,340">
            <text:p/>
          </draw:polygon>
          <draw:polyline draw:style-name="gr2" draw:layer="layout" svg:width="0.338cm" svg:height="1.998cm" svg:x="1.637cm" svg:y="0cm" svg:viewBox="0 0 339 1999" draw:points="339,0 339,1 339,1657 0,1999 0,339 339,0">
            <text:p/>
          </draw:polyline>
          <draw:polygon draw:style-name="gr1" draw:layer="layout" svg:width="1.973cm" svg:height="0.34cm" svg:x="0.002cm" svg:y="0cm" svg:viewBox="0 0 1974 341" draw:points="1636,341 1632,331 0,331 413,0 1974,0">
            <text:p/>
          </draw:polygon>
          <draw:polyline draw:style-name="gr2" draw:layer="layout" svg:width="1.973cm" svg:height="0.34cm" svg:x="0.002cm" svg:y="0cm" svg:viewBox="0 0 1974 341" draw:points="1636,341 1632,331 0,331 413,0 1974,0 1636,341">
            <text:p/>
          </draw:polyline>
          <draw:line draw:style-name="gr3" draw:layer="layout" svg:x1="0.835cm" svg:y1="0.874cm" svg:x2="1.369cm" svg:y2="0.874cm">
            <text:p/>
          </draw:line>
          <draw:polygon draw:style-name="gr4" draw:layer="layout" svg:width="0.176cm" svg:height="0.292cm" svg:x="1.357cm" svg:y="0.722cm" svg:viewBox="0 0 177 293" draw:points="0,0 0,293 177,152">
            <text:p/>
          </draw:polygon>
          <draw:polyline draw:style-name="gr2" draw:layer="layout" svg:width="0.176cm" svg:height="0.292cm" svg:x="1.357cm" svg:y="0.722cm" svg:viewBox="0 0 177 293" draw:points="0,0 0,293 177,152 0,0">
            <text:p/>
          </draw:polyline>
          <draw:line draw:style-name="gr3" draw:layer="layout" svg:x1="0.835cm" svg:y1="1.454cm" svg:x2="1.397cm" svg:y2="1.454cm">
            <text:p/>
          </draw:line>
          <draw:polygon draw:style-name="gr4" draw:layer="layout" svg:width="0.176cm" svg:height="0.292cm" svg:x="1.357cm" svg:y="1.3cm" svg:viewBox="0 0 177 293" draw:points="0,0 0,293 177,152">
            <text:p/>
          </draw:polygon>
          <draw:polyline draw:style-name="gr2" draw:layer="layout" svg:width="0.176cm" svg:height="0.292cm" svg:x="1.357cm" svg:y="1.3cm" svg:viewBox="0 0 177 293" draw:points="0,0 0,293 177,152 0,0">
            <text:p/>
          </draw:polyline>
          <draw:line draw:style-name="gr3" draw:layer="layout" svg:x1="0.68cm" svg:y1="1.167cm" svg:x2="0.68cm" svg:y2="0.69cm">
            <text:p/>
          </draw:line>
          <draw:line draw:style-name="gr3" draw:layer="layout" svg:x1="0.982cm" svg:y1="1.183cm" svg:x2="0.982cm" svg:y2="0.678cm">
            <text:p/>
          </draw:line>
          <draw:polygon draw:style-name="gr1" draw:layer="layout" svg:width="0cm" svg:height="0.476cm" svg:x="0.959cm" svg:y="0.69cm" svg:viewBox="0 0 0 477" draw:points="0,477 0,0">
            <text:p/>
          </draw:polygon>
          <draw:line draw:style-name="gr2" draw:layer="layout" svg:x1="0.959cm" svg:y1="1.167cm" svg:x2="0.959cm" svg:y2="0.69cm">
            <text:p/>
          </draw:line>
          <draw:polygon draw:style-name="gr1" draw:layer="layout" svg:width="0cm" svg:height="0.542cm" svg:x="1.125cm" svg:y="1.162cm" svg:viewBox="0 0 0 543" draw:points="0,0 0,543">
            <text:p/>
          </draw:polygon>
          <draw:line draw:style-name="gr2" draw:layer="layout" svg:x1="1.125cm" svg:y1="1.162cm" svg:x2="1.125cm" svg:y2="1.705cm">
            <text:p/>
          </draw:line>
          <draw:polygon draw:style-name="gr4" draw:layer="layout" svg:width="0.292cm" svg:height="0.176cm" svg:x="0.98cm" svg:y="1.683cm" svg:viewBox="0 0 293 177" draw:points="293,0 0,0 142,177">
            <text:p/>
          </draw:polygon>
          <draw:polyline draw:style-name="gr2" draw:layer="layout" svg:width="0.292cm" svg:height="0.176cm" svg:x="0.98cm" svg:y="1.683cm" svg:viewBox="0 0 293 177" draw:points="293,0 0,0 142,177 293,0">
            <text:p/>
          </draw:polyline>
          <draw:line draw:style-name="gr3" draw:layer="layout" svg:x1="0.551cm" svg:y1="1.162cm" svg:x2="0.551cm" svg:y2="1.705cm">
            <text:p/>
          </draw:line>
          <draw:polygon draw:style-name="gr4" draw:layer="layout" svg:width="0.292cm" svg:height="0.176cm" svg:x="0.408cm" svg:y="1.683cm" svg:viewBox="0 0 293 177" draw:points="293,0 0,0 142,177">
            <text:p/>
          </draw:polygon>
          <draw:polyline draw:style-name="gr2" draw:layer="layout" svg:width="0.292cm" svg:height="0.176cm" svg:x="0.408cm" svg:y="1.683cm" svg:viewBox="0 0 293 177" draw:points="293,0 0,0 142,177 293,0">
            <text:p/>
          </draw:polyline>
          <draw:line draw:style-name="gr3" draw:layer="layout" svg:x1="0.843cm" svg:y1="1.454cm" svg:x2="0.3cm" svg:y2="1.454cm">
            <text:p/>
          </draw:line>
          <draw:polygon draw:style-name="gr4" draw:layer="layout" svg:width="0.176cm" svg:height="0.292cm" svg:x="0.141cm" svg:y="1.315cm" svg:viewBox="0 0 177 293" draw:points="177,293 177,0 0,140">
            <text:p/>
          </draw:polygon>
          <draw:polyline draw:style-name="gr2" draw:layer="layout" svg:width="0.176cm" svg:height="0.292cm" svg:x="0.141cm" svg:y="1.315cm" svg:viewBox="0 0 177 293" draw:points="177,293 177,0 0,140 177,293">
            <text:p/>
          </draw:polyline>
          <draw:line draw:style-name="gr3" draw:layer="layout" svg:x1="0.843cm" svg:y1="0.875cm" svg:x2="0.3cm" svg:y2="0.875cm">
            <text:p/>
          </draw:line>
          <draw:polygon draw:style-name="gr4" draw:layer="layout" svg:width="0.176cm" svg:height="0.292cm" svg:x="0.141cm" svg:y="0.736cm" svg:viewBox="0 0 177 293" draw:points="177,293 177,0 0,140">
            <text:p/>
          </draw:polygon>
          <draw:polyline draw:style-name="gr2" draw:layer="layout" svg:width="0.176cm" svg:height="0.292cm" svg:x="0.141cm" svg:y="0.736cm" svg:viewBox="0 0 177 293" draw:points="177,293 177,0 0,140 177,293">
            <text:p/>
          </draw:polyline>
          <draw:path draw:style-name="gr1" draw:layer="layout" svg:width="0.697cm" svg:height="0.697cm" svg:x="0.487cm" svg:y="0.819cm" svg:viewBox="0 0 698 698" svg:d="m349 698c192 0 349-156 349-349s-157-349-349-349c-193 0-349 156-349 349s155 349 349 349z">
            <text:p/>
          </draw:path>
          <draw:path draw:style-name="gr2" draw:layer="layout" svg:width="0.697cm" svg:height="0.697cm" svg:x="0.487cm" svg:y="0.819cm" svg:viewBox="0 0 698 698" svg:d="m349 698c192 0 349-156 349-349s-157-349-349-349c-193 0-349 156-349 349s155 349 349 349">
            <text:p/>
          </draw:path>
          <draw:path draw:style-name="gr4" draw:layer="layout" svg:width="0.965cm" svg:height="0.211cm" svg:x="0.363cm" svg:y="0.469cm" svg:viewBox="0 0 966 212" svg:d="m947 212c10 0 19-9 19-19v-175c0-10-9-18-19-18h-929c-10 0-18 8-18 18v175c0 10 8 19 18 19h173v-62h553v62z">
            <text:p/>
          </draw:path>
          <draw:path draw:style-name="gr2" draw:layer="layout" svg:width="0.965cm" svg:height="0.211cm" svg:x="0.363cm" svg:y="0.469cm" svg:viewBox="0 0 966 212" svg:d="m947 212c10 0 19-9 19-19v-175c0-10-9-18-19-18h-929c-10 0-18 8-18 18v175c0 10 8 19 18 19h173v-62h553v62">
            <text:p/>
          </draw:path>
          <draw:polygon draw:style-name="gr1" draw:layer="layout" svg:width="0.043cm" svg:height="0.043cm" svg:x="0.674cm" svg:y="1.005cm" svg:viewBox="0 0 44 44" draw:points="0,44 44,44 44,0 0,0">
            <text:p/>
          </draw:polygon>
          <draw:polyline draw:style-name="gr2" draw:layer="layout" svg:width="0.043cm" svg:height="0.043cm" svg:x="0.674cm" svg:y="1.005cm" svg:viewBox="0 0 44 44" draw:points="0,44 44,44 44,0 0,0 0,44">
            <text:p/>
          </draw:polyline>
          <draw:polygon draw:style-name="gr1" draw:layer="layout" svg:width="0.043cm" svg:height="0.043cm" svg:x="0.674cm" svg:y="1.1cm" svg:viewBox="0 0 44 44" draw:points="0,44 44,44 44,0 0,0">
            <text:p/>
          </draw:polygon>
          <draw:polyline draw:style-name="gr2" draw:layer="layout" svg:width="0.043cm" svg:height="0.043cm" svg:x="0.674cm" svg:y="1.1cm" svg:viewBox="0 0 44 44" draw:points="0,44 44,44 44,0 0,0 0,44">
            <text:p/>
          </draw:polyline>
          <draw:polygon draw:style-name="gr1" draw:layer="layout" svg:width="0.043cm" svg:height="0.043cm" svg:x="0.674cm" svg:y="1.195cm" svg:viewBox="0 0 44 44" draw:points="0,44 44,44 44,0 0,0">
            <text:p/>
          </draw:polygon>
          <draw:polyline draw:style-name="gr2" draw:layer="layout" svg:width="0.043cm" svg:height="0.043cm" svg:x="0.674cm" svg:y="1.195cm" svg:viewBox="0 0 44 44" draw:points="0,44 44,44 44,0 0,0 0,44">
            <text:p/>
          </draw:polyline>
          <draw:polygon draw:style-name="gr1" draw:layer="layout" svg:width="0.043cm" svg:height="0.043cm" svg:x="0.674cm" svg:y="1.29cm" svg:viewBox="0 0 44 44" draw:points="0,44 44,44 44,0 0,0">
            <text:p/>
          </draw:polygon>
          <draw:polyline draw:style-name="gr2" draw:layer="layout" svg:width="0.043cm" svg:height="0.043cm" svg:x="0.674cm" svg:y="1.29cm" svg:viewBox="0 0 44 44" draw:points="0,44 44,44 44,0 0,0 0,44">
            <text:p/>
          </draw:polyline>
          <draw:polygon draw:style-name="gr1" draw:layer="layout" svg:width="0.043cm" svg:height="0.043cm" svg:x="0.769cm" svg:y="1.005cm" svg:viewBox="0 0 44 44" draw:points="0,44 44,44 44,0 0,0">
            <text:p/>
          </draw:polygon>
          <draw:polyline draw:style-name="gr2" draw:layer="layout" svg:width="0.043cm" svg:height="0.043cm" svg:x="0.769cm" svg:y="1.005cm" svg:viewBox="0 0 44 44" draw:points="0,44 44,44 44,0 0,0 0,44">
            <text:p/>
          </draw:polyline>
          <draw:polygon draw:style-name="gr1" draw:layer="layout" svg:width="0.043cm" svg:height="0.043cm" svg:x="0.769cm" svg:y="1.1cm" svg:viewBox="0 0 44 44" draw:points="0,44 44,44 44,0 0,0">
            <text:p/>
          </draw:polygon>
          <draw:polyline draw:style-name="gr2" draw:layer="layout" svg:width="0.043cm" svg:height="0.043cm" svg:x="0.769cm" svg:y="1.1cm" svg:viewBox="0 0 44 44" draw:points="0,44 44,44 44,0 0,0 0,44">
            <text:p/>
          </draw:polyline>
          <draw:polygon draw:style-name="gr1" draw:layer="layout" svg:width="0.043cm" svg:height="0.043cm" svg:x="0.769cm" svg:y="1.195cm" svg:viewBox="0 0 44 44" draw:points="0,44 44,44 44,0 0,0">
            <text:p/>
          </draw:polygon>
          <draw:polyline draw:style-name="gr2" draw:layer="layout" svg:width="0.043cm" svg:height="0.043cm" svg:x="0.769cm" svg:y="1.195cm" svg:viewBox="0 0 44 44" draw:points="0,44 44,44 44,0 0,0 0,44">
            <text:p/>
          </draw:polyline>
          <draw:polygon draw:style-name="gr1" draw:layer="layout" svg:width="0.043cm" svg:height="0.043cm" svg:x="0.769cm" svg:y="1.29cm" svg:viewBox="0 0 44 44" draw:points="0,44 44,44 44,0 0,0">
            <text:p/>
          </draw:polygon>
          <draw:polyline draw:style-name="gr2" draw:layer="layout" svg:width="0.043cm" svg:height="0.043cm" svg:x="0.769cm" svg:y="1.29cm" svg:viewBox="0 0 44 44" draw:points="0,44 44,44 44,0 0,0 0,44">
            <text:p/>
          </draw:polyline>
          <draw:polygon draw:style-name="gr1" draw:layer="layout" svg:width="0.043cm" svg:height="0.043cm" svg:x="0.864cm" svg:y="1.005cm" svg:viewBox="0 0 44 44" draw:points="0,44 44,44 44,0 0,0">
            <text:p/>
          </draw:polygon>
          <draw:polyline draw:style-name="gr2" draw:layer="layout" svg:width="0.043cm" svg:height="0.043cm" svg:x="0.864cm" svg:y="1.005cm" svg:viewBox="0 0 44 44" draw:points="0,44 44,44 44,0 0,0 0,44">
            <text:p/>
          </draw:polyline>
          <draw:polygon draw:style-name="gr1" draw:layer="layout" svg:width="0.043cm" svg:height="0.043cm" svg:x="0.864cm" svg:y="1.1cm" svg:viewBox="0 0 44 44" draw:points="0,44 44,44 44,0 0,0">
            <text:p/>
          </draw:polygon>
          <draw:polyline draw:style-name="gr2" draw:layer="layout" svg:width="0.043cm" svg:height="0.043cm" svg:x="0.864cm" svg:y="1.1cm" svg:viewBox="0 0 44 44" draw:points="0,44 44,44 44,0 0,0 0,44">
            <text:p/>
          </draw:polyline>
          <draw:polygon draw:style-name="gr1" draw:layer="layout" svg:width="0.043cm" svg:height="0.043cm" svg:x="0.864cm" svg:y="1.195cm" svg:viewBox="0 0 44 44" draw:points="0,44 44,44 44,0 0,0">
            <text:p/>
          </draw:polygon>
          <draw:polyline draw:style-name="gr2" draw:layer="layout" svg:width="0.043cm" svg:height="0.043cm" svg:x="0.864cm" svg:y="1.195cm" svg:viewBox="0 0 44 44" draw:points="0,44 44,44 44,0 0,0 0,44">
            <text:p/>
          </draw:polyline>
          <draw:polygon draw:style-name="gr1" draw:layer="layout" svg:width="0.043cm" svg:height="0.043cm" svg:x="0.864cm" svg:y="1.29cm" svg:viewBox="0 0 44 44" draw:points="0,44 44,44 44,0 0,0">
            <text:p/>
          </draw:polygon>
          <draw:polyline draw:style-name="gr2" draw:layer="layout" svg:width="0.043cm" svg:height="0.043cm" svg:x="0.864cm" svg:y="1.29cm" svg:viewBox="0 0 44 44" draw:points="0,44 44,44 44,0 0,0 0,44">
            <text:p/>
          </draw:polyline>
          <draw:polygon draw:style-name="gr1" draw:layer="layout" svg:width="0.043cm" svg:height="0.043cm" svg:x="0.959cm" svg:y="1.005cm" svg:viewBox="0 0 44 44" draw:points="0,44 44,44 44,0 0,0">
            <text:p/>
          </draw:polygon>
          <draw:polyline draw:style-name="gr2" draw:layer="layout" svg:width="0.043cm" svg:height="0.043cm" svg:x="0.959cm" svg:y="1.005cm" svg:viewBox="0 0 44 44" draw:points="0,44 44,44 44,0 0,0 0,44">
            <text:p/>
          </draw:polyline>
          <draw:polygon draw:style-name="gr1" draw:layer="layout" svg:width="0.043cm" svg:height="0.043cm" svg:x="0.959cm" svg:y="1.1cm" svg:viewBox="0 0 44 44" draw:points="0,44 44,44 44,0 0,0">
            <text:p/>
          </draw:polygon>
          <draw:polyline draw:style-name="gr2" draw:layer="layout" svg:width="0.043cm" svg:height="0.043cm" svg:x="0.959cm" svg:y="1.1cm" svg:viewBox="0 0 44 44" draw:points="0,44 44,44 44,0 0,0 0,44">
            <text:p/>
          </draw:polyline>
          <draw:polygon draw:style-name="gr1" draw:layer="layout" svg:width="0.043cm" svg:height="0.043cm" svg:x="0.959cm" svg:y="1.195cm" svg:viewBox="0 0 44 44" draw:points="0,44 44,44 44,0 0,0">
            <text:p/>
          </draw:polygon>
          <draw:polyline draw:style-name="gr2" draw:layer="layout" svg:width="0.043cm" svg:height="0.043cm" svg:x="0.959cm" svg:y="1.195cm" svg:viewBox="0 0 44 44" draw:points="0,44 44,44 44,0 0,0 0,44">
            <text:p/>
          </draw:polyline>
          <draw:polygon draw:style-name="gr1" draw:layer="layout" svg:width="0.043cm" svg:height="0.043cm" svg:x="0.959cm" svg:y="1.29cm" svg:viewBox="0 0 44 44" draw:points="0,44 44,44 44,0 0,0">
            <text:p/>
          </draw:polygon>
          <draw:polyline draw:style-name="gr2" draw:layer="layout" svg:width="0.043cm" svg:height="0.043cm" svg:x="0.959cm" svg:y="1.29cm" svg:viewBox="0 0 44 44" draw:points="0,44 44,44 44,0 0,0 0,44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VX (interchangeable with End office)</dc:title>
    <meta:creation-date>2011-02-07T16:47:36</meta:creation-date>
    <meta:editing-duration>P0D</meta:editing-duration>
    <meta:editing-cycles>1</meta:editing-cycles>
    <meta:document-statistic meta:object-count="77"/>
    <meta:generator>OpenOffice.org/3.3$Linux OpenOffice.org_project/330m20$Build-9567</meta:generator>
  </office:meta>
</office:document-meta>
</file>